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90829" officeooo:paragraph-rsid="00090829"/>
    </style:style>
    <style:style style:name="P2" style:family="paragraph" style:parent-style-name="Standard">
      <style:text-properties fo:font-weight="bold" officeooo:rsid="00090829" officeooo:paragraph-rsid="00090829" style:font-weight-asian="bold" style:font-weight-complex="bold"/>
    </style:style>
    <style:style style:name="P3" style:family="paragraph" style:parent-style-name="Standard">
      <style:text-properties fo:font-weight="bold" officeooo:rsid="000ac445" officeooo:paragraph-rsid="000ac445" style:font-weight-asian="bold" style:font-weight-complex="bold"/>
    </style:style>
    <style:style style:name="P4" style:family="paragraph" style:parent-style-name="Standard">
      <style:text-properties fo:font-weight="bold" officeooo:rsid="000c8091" officeooo:paragraph-rsid="000c8091" style:font-weight-asian="bold" style:font-weight-complex="bold"/>
    </style:style>
    <style:style style:name="P5" style:family="paragraph" style:parent-style-name="Standard">
      <style:text-properties fo:font-weight="bold" officeooo:rsid="000e5a6d" officeooo:paragraph-rsid="000e5a6d" style:font-weight-asian="bold" style:font-weight-complex="bold"/>
    </style:style>
    <style:style style:name="P6" style:family="paragraph" style:parent-style-name="Standard">
      <style:text-properties officeooo:rsid="000a7331" officeooo:paragraph-rsid="000a7331"/>
    </style:style>
    <style:style style:name="P7" style:family="paragraph" style:parent-style-name="Standard">
      <style:text-properties fo:font-weight="normal" officeooo:rsid="000ac445" officeooo:paragraph-rsid="000ac445" style:font-weight-asian="normal" style:font-weight-complex="normal"/>
    </style:style>
    <style:style style:name="P8" style:family="paragraph" style:parent-style-name="Standard">
      <style:text-properties fo:font-weight="normal" officeooo:rsid="000b371f" officeooo:paragraph-rsid="000b371f" style:font-weight-asian="normal" style:font-weight-complex="normal"/>
    </style:style>
    <style:style style:name="P9" style:family="paragraph" style:parent-style-name="Standard">
      <style:text-properties fo:font-weight="normal" officeooo:rsid="000de6de" officeooo:paragraph-rsid="000de6de" style:font-weight-asian="normal" style:font-weight-complex="normal"/>
    </style:style>
    <style:style style:name="P10" style:family="paragraph" style:parent-style-name="Standard">
      <style:text-properties fo:font-weight="normal" officeooo:rsid="00090829" officeooo:paragraph-rsid="00090829" style:font-weight-asian="normal" style:font-weight-complex="normal"/>
    </style:style>
    <style:style style:name="P11" style:family="paragraph" style:parent-style-name="Standard">
      <style:text-properties fo:font-weight="normal" officeooo:rsid="00129b92" officeooo:paragraph-rsid="00129b92" style:font-weight-asian="normal" style:font-weight-complex="normal"/>
    </style:style>
    <style:style style:name="P12" style:family="paragraph" style:parent-style-name="Standard">
      <style:text-properties fo:font-weight="normal" officeooo:rsid="000e5a6d" officeooo:paragraph-rsid="000e5a6d" style:font-weight-asian="normal" style:font-weight-complex="normal"/>
    </style:style>
    <style:style style:name="P13" style:family="paragraph" style:parent-style-name="Standard">
      <style:text-properties fo:font-weight="normal" officeooo:rsid="0014a135" officeooo:paragraph-rsid="0014a135" style:font-weight-asian="normal" style:font-weight-complex="normal"/>
    </style:style>
    <style:style style:name="P14" style:family="paragraph" style:parent-style-name="Standard">
      <style:text-properties fo:font-weight="normal" officeooo:rsid="0014edc1" officeooo:paragraph-rsid="0014edc1" style:font-weight-asian="normal" style:font-weight-complex="normal"/>
    </style:style>
    <style:style style:name="P15" style:family="paragraph" style:parent-style-name="Standard">
      <style:text-properties fo:font-weight="normal" officeooo:rsid="00185f5b" officeooo:paragraph-rsid="00185f5b" style:font-weight-asian="normal" style:font-weight-complex="normal"/>
    </style:style>
    <style:style style:name="P16" style:family="paragraph" style:parent-style-name="Standard">
      <style:text-properties fo:font-weight="normal" officeooo:rsid="00196a0f" officeooo:paragraph-rsid="00196a0f" style:font-weight-asian="normal" style:font-weight-complex="normal"/>
    </style:style>
    <style:style style:name="P17" style:family="paragraph" style:parent-style-name="Standard">
      <style:text-properties fo:font-weight="normal" officeooo:rsid="0019f506" officeooo:paragraph-rsid="0019f506" style:font-weight-asian="normal" style:font-weight-complex="normal"/>
    </style:style>
    <style:style style:name="P18" style:family="paragraph" style:parent-style-name="Standard">
      <style:text-properties fo:font-weight="normal" officeooo:rsid="001b8eba" officeooo:paragraph-rsid="001b8eba" style:font-weight-asian="normal" style:font-weight-complex="normal"/>
    </style:style>
    <style:style style:name="P19" style:family="paragraph" style:parent-style-name="Standard">
      <style:text-properties fo:font-weight="normal" officeooo:rsid="001bf612" officeooo:paragraph-rsid="001bf612" style:font-weight-asian="normal" style:font-weight-complex="normal"/>
    </style:style>
    <style:style style:name="P20" style:family="paragraph" style:parent-style-name="Standard">
      <style:text-properties fo:font-weight="bold" officeooo:rsid="0014a135" officeooo:paragraph-rsid="0014a135" style:font-weight-asian="bold" style:font-weight-complex="bold"/>
    </style:style>
    <style:style style:name="P21" style:family="paragraph" style:parent-style-name="Standard">
      <style:text-properties fo:font-weight="bold" officeooo:rsid="0014edc1" officeooo:paragraph-rsid="0014edc1" style:font-weight-asian="bold" style:font-weight-complex="bold"/>
    </style:style>
    <style:style style:name="P22" style:family="paragraph" style:parent-style-name="Standard">
      <style:text-properties fo:font-weight="bold" officeooo:rsid="00185f5b" officeooo:paragraph-rsid="00185f5b" style:font-weight-asian="bold" style:font-weight-complex="bold"/>
    </style:style>
    <style:style style:name="P23" style:family="paragraph" style:parent-style-name="Standard">
      <style:text-properties fo:font-weight="bold" officeooo:rsid="0019f506" officeooo:paragraph-rsid="0019f506" style:font-weight-asian="bold" style:font-weight-complex="bold"/>
    </style:style>
    <style:style style:name="P24" style:family="paragraph" style:parent-style-name="Standard">
      <style:text-properties fo:font-weight="bold" officeooo:rsid="001b8eba" officeooo:paragraph-rsid="001b8eba" style:font-weight-asian="bold" style:font-weight-complex="bold"/>
    </style:style>
    <style:style style:name="P25" style:family="paragraph" style:parent-style-name="Standard">
      <style:paragraph-properties style:border-line-width-bottom="0.0118in 0.0118in 0.0118in" fo:padding-left="0in" fo:padding-right="0in" fo:padding-top="0in" fo:padding-bottom="0.0291in" fo:border-left="none" fo:border-right="none" fo:border-top="none" fo:border-bottom="2.49pt double #000000" style:join-border="false"/>
      <style:text-properties fo:font-weight="normal" officeooo:rsid="0014a135" officeooo:paragraph-rsid="000e5a6d" style:font-weight-asian="normal" style:font-weight-complex="normal"/>
    </style:style>
    <style:style style:name="T1" style:family="text">
      <style:text-properties officeooo:rsid="000c809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6a75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bf612" style:font-style-asian="normal" style:font-style-complex="normal"/>
    </style:style>
    <style:style style:name="T7" style:family="text">
      <style:text-properties fo:font-style="normal" fo:font-weight="normal" officeooo:rsid="001bf612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GitHub account: </text:p>
      <text:p text:style-name="P10">https://github.com/giant-steps</text:p>
      <text:p text:style-name="P2"/>
      <text:p text:style-name="P2">Read in a fasta file of nucleotide sequences</text:p>
      <text:p text:style-name="P1"/>
      <text:p text:style-name="P6">I will set up a program with: </text:p>
      <text:p text:style-name="P6"><text:tab/>-import statements</text:p>
      <text:p text:style-name="P6"><text:tab/>-function definitions</text:p>
      <text:p text:style-name="P6"><text:tab/>-main function definition</text:p>
      <text:p text:style-name="P6"><text:tab/>-run main function</text:p>
      <text:p text:style-name="P6"/>
      <text:p text:style-name="P6">Open the fasta file in the main function. Using a “with” statement as a context manager, open the first command line argument after the program name using the “sys” module and store it as a variable. Then use a “for” loop to go through all of the lines in the input variable and process them as necessary. </text:p>
      <text:p text:style-name="P6"/>
      <text:p text:style-name="P6">Def main: </text:p>
      <text:p text:style-name="P6"><text:tab/>with (command line argument 1) as infile: </text:p>
      <text:p text:style-name="P6"><text:tab/><text:tab/>for line in infile: </text:p>
      <text:p text:style-name="P6"><text:tab/><text:tab/><text:tab/>remove whitespace from line with “rstrip()”</text:p>
      <text:p text:style-name="P6"><text:tab/><text:tab/><text:tab/></text:p>
      <text:p text:style-name="P6"/>
      <text:p text:style-name="P3">Carry out the translation to a protein sequence in all possible frames</text:p>
      <text:p text:style-name="P7"/>
      <text:p text:style-name="P8">I will call a previously-defined function within “main” to do this. The function will take 3 arguments: the sequence input data, the desired reading frame (function can be called multiple times for multiple reading frames), and <text:span text:style-name="T1">another file containing the codon table information. </text:span></text:p>
      <text:p text:style-name="P8"/>
      <text:p text:style-name="P8"/>
      <text:p text:style-name="P4">Find putative cleavage sites which are “double basic” in the protein sequence</text:p>
      <text:p text:style-name="P4"/>
      <text:p text:style-name="P9">I will call another function on the output of the previous function (protein sequences). </text:p>
      <text:p text:style-name="P9"/>
      <text:p text:style-name="P5">Output the resulting protein sequences and possible locations in a FASTA file that maintains original descriptor fields – putative cleavage site loci should be listed in descriptors</text:p>
      <text:p text:style-name="P5"/>
      <text:p text:style-name="P12"/>
      <text:p text:style-name="P12"/>
      <text:p text:style-name="P12"/>
      <text:p text:style-name="P25"/>
      <text:p text:style-name="P13"/>
      <text:p text:style-name="P13">My program to answer the questions for homework 1 will take the following format: </text:p>
      <text:p text:style-name="P13"><text:tab/><text:span text:style-name="T2">-import statements</text:span></text:p>
      <text:p text:style-name="P20"><text:tab/>-function 1 definition</text:p>
      <text:p text:style-name="P20"><text:tab/>-function 2 definition</text:p>
      <text:p text:style-name="P20"><text:tab/>-main function definition</text:p>
      <text:p text:style-name="P20"><text:tab/>-run main function</text:p>
      <text:p text:style-name="P13"/>
      <text:p text:style-name="P13">To align with the actual program, my pseudocode will follow this chronology as well. </text:p>
      <text:p text:style-name="P13"/>
      <text:p text:style-name="P14">To run the program, I will use the following command: </text:p>
      <text:p text:style-name="P14"><text:tab/><text:span text:style-name="T2">python program.py arg1 arg2 arg3</text:span></text:p>
      <text:p text:style-name="P14">where program.py is the python code file, arg1 is the fasta input file, arg2 is a text file containing the codon table, and <text:span text:style-name="T3">arg3 is the output (fasta) file. </text:span></text:p>
      <text:p text:style-name="P13"><text:soft-page-break/></text:p>
      <text:p text:style-name="P21">Import statements: </text:p>
      <text:p text:style-name="P21"/>
      <text:p text:style-name="P14"><text:tab/>-import sys – will be used to pass in I/O arguments via the command line</text:p>
      <text:p text:style-name="P14"/>
      <text:p text:style-name="P22">Function 1 definition: </text:p>
      <text:p text:style-name="P22"/>
      <text:p text:style-name="P15">Function 1 will accept 3 arguments: </text:p>
      <text:p text:style-name="P15">1) a dictionary containing a parsed fasta file (key = descriptor line, value = corresponding sequence)</text:p>
      <text:p text:style-name="P15">2) a dictionary containing the parsed codon table (key = codon, value = single-letter amino acid abbreviation)</text:p>
      <text:p text:style-name="P15">3) reading frame (1,2, or 3)</text:p>
      <text:p text:style-name="P15"/>
      <text:p text:style-name="P15">-assign variable to empty dictionary</text:p>
      <text:p text:style-name="P15">-for loop – for <text:span text:style-name="T4">key</text:span> in <text:span text:style-name="T4">arg1</text:span> (fasta input dictionary): </text:p>
      <text:p text:style-name="P15"><text:tab/>-set “counter” variable equal to “-1” plus arg3 (reading frame)</text:p>
      <text:p text:style-name="P15"><text:tab/>-set <text:span text:style-name="T4">protein</text:span><text:span text:style-name="T5"> equal to empty string</text:span></text:p>
      <text:p text:style-name="P15"><text:span text:style-name="T5"><text:tab/>-while loop – while “counter” variable is less than the length of </text:span><text:span text:style-name="T4">key</text:span><text:span text:style-name="T5"> in </text:span><text:span text:style-name="T4">arg1</text:span><text:span text:style-name="T5">: </text:span></text:p>
      <text:p text:style-name="P15"><text:span text:style-name="T5"><text:tab/><text:tab/>-if </text:span></text:p>
      <text:p text:style-name="P15"><text:span text:style-name="T5"/></text:p>
      <text:p text:style-name="P16"><text:span text:style-name="T5">FINISH FUNCTION 1</text:span></text:p>
      <text:p text:style-name="P16"><text:span text:style-name="T5"/></text:p>
      <text:p text:style-name="P23"><text:span text:style-name="T5">Function 2 definition: </text:span></text:p>
      <text:p text:style-name="P17"><text:span text:style-name="T5"/></text:p>
      <text:p text:style-name="P18"><text:span text:style-name="T5">FINISH FUNCTION 2</text:span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8"><text:span text:style-name="T5">FINISH MAIN FUNCTION DEFINITION</text:span></text:p>
      <text:p text:style-name="P18"><text:span text:style-name="T5"/></text:p>
      <text:p text:style-name="P24"><text:span text:style-name="T5">Run main function: <text:tab/> </text:span><text:span text:style-name="T7">(standard “run main function” statement used in any python program)</text:span></text:p>
      <text:p text:style-name="P19"><text:span text:style-name="T5">if __name__ == “__main__”: </text:span></text:p>
      <text:p text:style-name="P19"><text:span text:style-name="T5"><text:tab/>main()</text:span></text:p>
      <text:p text:style-name="P19"><text:span text:style-name="T5"/></text:p>
      <text:p text:style-name="P19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3:02:04.850318954</meta:creation-date>
    <dc:date>2018-10-05T08:43:17.094212529</dc:date>
    <meta:editing-duration>PT11H46M41S</meta:editing-duration>
    <meta:editing-cycles>18</meta:editing-cycles>
    <meta:generator>LibreOffice/6.0.3.2$Linux_X86_64 LibreOffice_project/00m0$Build-2</meta:generator>
    <meta:document-statistic meta:table-count="0" meta:image-count="0" meta:object-count="0" meta:page-count="2" meta:paragraph-count="49" meta:word-count="437" meta:character-count="2731" meta:non-whitespace-character-count="2290"/>
  </office:meta>
</office:document-meta>
</file>